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4])" office:value-type="float" office:value="2464.9" calcext:value-type="float">
            <text:p>2464.9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8:.C53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56:.C60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5:.C77])" office:value-type="float" office:value="1543.28" calcext:value-type="float">
            <text:p>1543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730.59" calcext:value-type="float">
            <text:p>4730.59</text:p>
          </table:table-cell>
          <table:table-cell table:formula="of:=SUM([.D1:.D79])" office:value-type="float" office:value="4730.59" calcext:value-type="float">
            <text:p>4730.5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2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3])" office:value-type="float" office:value="3906.07" calcext:value-type="float">
            <text:p>3906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00-00-00</text:date>, <text:time style:data-style-name="N2" text:time-value="23:21:03.460253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1T23:22:16.646403418</dc:date>
    <meta:editing-duration>P1DT8H35M</meta:editing-duration>
    <meta:editing-cycles>177</meta:editing-cycles>
    <meta:generator>LibreOffice/5.1.6.2$Linux_X86_64 LibreOffice_project/10m0$Build-2</meta:generator>
    <meta:document-statistic meta:table-count="4" meta:cell-count="594" meta:object-count="0"/>
  </office:meta>
</office:document-meta>
</file>